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" table:style-name="ta1">
        <table:shapes>
          <draw:frame draw:z-index="0" draw:style-name="gr1" draw:text-style-name="P1" svg:width="6.4327in" svg:height="4.5913in" svg:x="0.0433in" svg:y="1.9972in">
            <draw:object draw:notify-on-update-of-ranges="Pi.B2:Pi.B10 Pi.C1:Pi.C1 Pi.C2:Pi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ork Unit</text:p>
          </table:table-cell>
          <table:table-cell office:value-type="string" calcext:value-type="string">
            <text:p>Test Name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Work Units</text:p>
          </table:table-cell>
          <table:table-cell office:value-type="string" calcext:value-type="string">
            <text:p>Concurrency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NoConcurrency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ompletionStage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ompletionStageWithExecutorService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ompletionServic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SimpleStream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SimpleStreamMapAsync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SimpleStreamAsync</text:p>
          </table:table-cell>
          <table:table-cell office:value-type="float" office:value="1012" calcext:value-type="float">
            <text:p>10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StreamQueue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StreamQueueAsync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table table:name="HttpCall" table:style-name="ta1">
        <table:shapes>
          <draw:frame draw:z-index="0" draw:style-name="gr1" draw:text-style-name="P1" svg:width="6.4004in" svg:height="4.9886in" svg:x="0.0106in" svg:y="2.0496in">
            <draw:object draw:notify-on-update-of-ranges="HttpCall.B2:HttpCall.B10 HttpCall.C1:HttpCall.C1 HttpCall.C2:HttpCall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ork Unit</text:p>
          </table:table-cell>
          <table:table-cell office:value-type="string" calcext:value-type="string">
            <text:p>Test Name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Work Units</text:p>
          </table:table-cell>
          <table:table-cell office:value-type="string" calcext:value-type="string">
            <text:p>Concurrency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NoConcurrency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CompletionStage</text:p>
          </table:table-cell>
          <table:table-cell office:value-type="float" office:value="1719" calcext:value-type="float">
            <text:p>171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CompletionStageWithExecutorService</text:p>
          </table:table-cell>
          <table:table-cell office:value-type="float" office:value="2623" calcext:value-type="float">
            <text:p>262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CompletionService</text:p>
          </table:table-cell>
          <table:table-cell office:value-type="float" office:value="2814" calcext:value-type="float">
            <text:p>281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SimpleStream</text:p>
          </table:table-cell>
          <table:table-cell office:value-type="float" office:value="12868" calcext:value-type="float">
            <text:p>128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SimpleStreamMapAsync</text:p>
          </table:table-cell>
          <table:table-cell office:value-type="float" office:value="2644" calcext:value-type="float">
            <text:p>264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SimpleStreamAsync</text:p>
          </table:table-cell>
          <table:table-cell office:value-type="float" office:value="13524" calcext:value-type="float">
            <text:p>135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StreamQueue</text:p>
          </table:table-cell>
          <table:table-cell office:value-type="float" office:value="11258" calcext:value-type="float">
            <text:p>1125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Call</text:p>
          </table:table-cell>
          <table:table-cell office:value-type="string" calcext:value-type="string">
            <text:p>StreamQueueAsync</text:p>
          </table:table-cell>
          <table:table-cell office:value-type="float" office:value="11324" calcext:value-type="float">
            <text:p>11324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1">
        <number:embedded-text number:position="3">'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9:56:22.005078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1T19:59:59.579361651</dc:date>
    <meta:editing-duration>PT2M31S</meta:editing-duration>
    <meta:editing-cycles>2</meta:editing-cycles>
    <meta:generator>LibreOffice/6.3.5.2$Linux_X86_64 LibreOffice_project/30$Build-2</meta:generator>
    <meta:document-statistic meta:table-count="2" meta:cell-count="10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003" number:language="de" number:country="CH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display-label="false" chart:tick-marks-major-inner="false" chart:tick-marks-major-outer="false" chart:logarithmic="false" chart:minimum="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4cm" svg:height="11.663cm" xlink:href=".." xlink:type="simple" chart:class="chart:bar" chart:style-name="ch1">
        <chart:legend chart:legend-position="end" svg:x="14.13cm" svg:y="5.532cm" style:legend-expansion="high" chart:style-name="ch2"/>
        <chart:plot-area chart:style-name="ch3" table:cell-range-address="Pi.B2:Pi.C10 Pi.C1:Pi.C1" chart:data-source-has-labels="both" svg:x="0.326cm" svg:y="0.233cm" svg:width="13.478cm" svg:height="11.197cm">
          <chartooo:coordinate-region svg:x="1.479cm" svg:y="0.233cm" svg:width="12.325cm" svg:height="6.332cm"/>
          <chart:axis chart:dimension="x" chart:name="primary-x" chart:style-name="ch4" chartooo:axis-type="auto">
            <chartooo:date-scale/>
            <chart:categories table:cell-range-address="Pi.B2:Pi.B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i.C2:Pi.C10" chart:label-cell-address="Pi.C1:Pi.C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[ms]</text:p>
                <draw:g>
                  <svg:desc>Pi.C1:Pi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Concurrency</text:p>
                <draw:g>
                  <svg:desc>Pi.B2:Pi.B10</svg:desc>
                </draw:g>
              </table:table-cell>
              <table:table-cell office:value-type="float" office:value="103">
                <text:p>103</text:p>
                <draw:g>
                  <svg:desc>Pi.C2:Pi.C10</svg:desc>
                </draw:g>
              </table:table-cell>
            </table:table-row>
            <table:table-row>
              <table:table-cell office:value-type="string">
                <text:p>CompletionStag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CompletionStageWithExecutorService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CompletionServic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SimpleStream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SimpleStreamMapAsync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SimpleStreamAsync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StreamQueue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StreamQueueAsync</text:p>
              </table:table-cell>
              <table:table-cell office:value-type="float" office:value="907">
                <text:p>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003" number:language="de" number:country="CH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58cm" svg:height="12.672cm" xlink:href=".." xlink:type="simple" chart:class="chart:bar" chart:style-name="ch1">
        <chart:legend chart:legend-position="end" svg:x="14.048cm" svg:y="6.037cm" style:legend-expansion="high" chart:style-name="ch2"/>
        <chart:plot-area chart:style-name="ch3" table:cell-range-address="HttpCall.B2:HttpCall.C10 HttpCall.C1:HttpCall.C1" chart:data-source-has-labels="both" svg:x="0.325cm" svg:y="0.253cm" svg:width="13.398cm" svg:height="12.166cm">
          <chartooo:coordinate-region svg:x="1.555cm" svg:y="0.253cm" svg:width="12.168cm" svg:height="7.302cm"/>
          <chart:axis chart:dimension="x" chart:name="primary-x" chart:style-name="ch4" chartooo:axis-type="auto">
            <chartooo:date-scale/>
            <chart:categories table:cell-range-address="HttpCall.B2:HttpCall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ttpCall.C2:HttpCall.C10" chart:label-cell-address="HttpCall.C1:HttpCall.C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[ms]</text:p>
                <draw:g>
                  <svg:desc>HttpCall.C1:HttpC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Concurrency</text:p>
                <draw:g>
                  <svg:desc>HttpCall.B2:HttpCall.B10</svg:desc>
                </draw:g>
              </table:table-cell>
              <table:table-cell office:value-type="float" office:value="850">
                <text:p>850</text:p>
                <draw:g>
                  <svg:desc>HttpCall.C2:HttpCall.C10</svg:desc>
                </draw:g>
              </table:table-cell>
            </table:table-row>
            <table:table-row>
              <table:table-cell office:value-type="string">
                <text:p>CompletionStage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CompletionStageWithExecutorService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CompletionService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SimpleStream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string">
                <text:p>SimpleStreamMapAsync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SimpleStreamAsync</text:p>
              </table:table-cell>
              <table:table-cell office:value-type="float" office:value="13524">
                <text:p>13524</text:p>
              </table:table-cell>
            </table:table-row>
            <table:table-row>
              <table:table-cell office:value-type="string">
                <text:p>StreamQueue</text:p>
              </table:table-cell>
              <table:table-cell office:value-type="float" office:value="11258">
                <text:p>11258</text:p>
              </table:table-cell>
            </table:table-row>
            <table:table-row>
              <table:table-cell office:value-type="string">
                <text:p>StreamQueueAsync</text:p>
              </table:table-cell>
              <table:table-cell office:value-type="float" office:value="11324">
                <text:p>11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